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officeooo:rsid="001ea470" officeooo:paragraph-rsid="001ea470"/>
    </style:style>
    <style:style style:name="P4" style:family="paragraph" style:parent-style-name="Standard">
      <style:paragraph-properties fo:line-height="150%"/>
      <style:text-properties style:font-name="Ubuntu"/>
    </style:style>
    <style:style style:name="P5" style:family="paragraph" style:parent-style-name="Standard">
      <style:paragraph-properties fo:line-height="150%"/>
      <style:text-properties style:font-name="Ubuntu" officeooo:rsid="001ea470" officeooo:paragraph-rsid="001ea470" fo:background-color="#eeee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Instalação via Vite</text:h>
      <text:p text:style-name="P3">O CLI esta depreciado, ou seja, para novos projetos o recomendado é usar o Vite ou para projetos mais simples o CDN.</text:p>
      <text:p text:style-name="P3"/>
      <text:p text:style-name="P5">npm create vue@latest </text:p>
      <text:p text:style-name="P1"/>
      <text:p text:style-name="P5">cd nome-do-projeto </text:p>
      <text:p text:style-name="P1"/>
      <text:p text:style-name="P5">npm install </text:p>
      <text:p text:style-name="P1"/>
      <text:p text:style-name="P5">npm run dev </text:p>
      <text:p text:style-name="P1"/>
      <text:p text:style-name="P3">Enviar o aplicativo para produção:</text:p>
      <text:p text:style-name="P5">npm run build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09:10:33.322000000</meta:creation-date>
    <dc:date>2025-05-22T10:10:18.927000000</dc:date>
    <meta:editing-duration>PT27M48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8" meta:word-count="43" meta:character-count="248" meta:non-whitespace-character-count="208"/>
  </office:meta>
</office:document-meta>
</file>